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046e4" officeooo:paragraph-rsid="000046e4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046e4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046e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046e4" style:font-size-asian="16pt" style:font-size-complex="16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93a35" officeooo:paragraph-rsid="000046e4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046e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7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046e4" style:font-size-asian="20pt" style:font-weight-asian="bold" style:font-size-complex="20pt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046e4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046e4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046e4" style:font-size-asian="20pt" style:font-size-complex="20pt"/>
    </style:style>
    <style:style style:name="P11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046e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046e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046e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046e4" style:font-size-asian="14pt" style:font-name-complex="Times New Roman2" style:font-size-complex="14pt" fo:hyphenate="false" fo:hyphenation-remain-char-count="2" fo:hyphenation-push-char-count="2"/>
    </style:style>
    <style:style style:name="P15" style:family="paragraph" style:parent-style-name="Text_20_body">
      <style:paragraph-properties fo:line-height="150%"/>
      <style:text-properties style:font-name="Times New Roman" fo:font-size="14pt" officeooo:rsid="0010593e" officeooo:paragraph-rsid="000046e4" style:font-size-asian="14pt" style:font-size-complex="14pt"/>
    </style:style>
    <style:style style:name="P16" style:family="paragraph" style:parent-style-name="Text_20_body">
      <style:paragraph-properties fo:line-height="100%"/>
      <style:text-properties style:font-name="Times New Roman" fo:font-size="12pt" officeooo:rsid="000046e4" officeooo:paragraph-rsid="000046e4" style:font-size-asian="12pt" style:font-size-complex="12pt"/>
    </style:style>
    <style:style style:name="P17" style:family="paragraph" style:parent-style-name="Text_20_body">
      <style:text-properties style:font-name="Times New Roman" fo:font-size="13pt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0046e4"/>
    </style:style>
    <style:style style:name="P19" style:family="paragraph" style:parent-style-name="Text_20_body">
      <style:paragraph-properties fo:line-height="150%" fo:text-align="justify" style:justify-single-word="false"/>
      <style:text-properties officeooo:paragraph-rsid="00034ffd"/>
    </style:style>
    <style:style style:name="P20" style:family="paragraph" style:parent-style-name="Text_20_body">
      <style:paragraph-properties fo:line-height="150%" fo:text-align="justify" style:justify-single-word="false"/>
      <style:text-properties officeooo:paragraph-rsid="00044c3d"/>
    </style:style>
    <style:style style:name="P21" style:family="paragraph" style:parent-style-name="Text_20_body">
      <style:paragraph-properties fo:line-height="100%"/>
      <style:text-properties officeooo:paragraph-rsid="000046e4"/>
    </style:style>
    <style:style style:name="P22" style:family="paragraph" style:parent-style-name="Text_20_body">
      <style:text-properties officeooo:paragraph-rsid="000046e4"/>
    </style:style>
    <style:style style:name="P23" style:family="paragraph" style:parent-style-name="Text_20_body">
      <style:paragraph-properties fo:line-height="100%"/>
      <style:text-properties fo:font-size="12pt" officeooo:paragraph-rsid="000046e4" style:font-size-asian="12pt" style:font-size-complex="12pt"/>
    </style:style>
    <style:style style:name="P24" style:family="paragraph" style:parent-style-name="Text_20_body">
      <style:paragraph-properties fo:line-height="150%" fo:text-align="justify" style:justify-single-word="false"/>
      <style:text-properties fo:font-size="14pt" officeooo:rsid="00058c19" officeooo:paragraph-rsid="0006a630" style:font-size-asian="14pt" style:font-size-complex="14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 style:list-style-name="WWNum37">
      <style:text-properties style:font-name="Times New Roman" fo:font-size="13pt" style:font-size-asian="13pt" style:font-size-complex="13pt"/>
    </style:style>
    <style:style style:name="P27" style:family="paragraph" style:parent-style-name="Text_20_body" style:list-style-name="WWNum38">
      <style:text-properties style:font-name="Times New Roman" fo:font-size="13pt" style:font-size-asian="13pt" style:font-size-complex="13pt"/>
    </style:style>
    <style:style style:name="P28" style:family="paragraph" style:parent-style-name="Text_20_body" style:list-style-name="L1">
      <style:paragraph-properties fo:line-height="150%"/>
      <style:text-properties style:font-name="Times New Roman" fo:font-size="14pt" officeooo:rsid="000046e4" officeooo:paragraph-rsid="000046e4" style:font-size-asian="14pt" style:font-size-complex="14pt"/>
    </style:style>
    <style:style style:name="P29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046e4" style:font-size-asian="16pt" style:language-asian="en" style:country-asian="US" style:font-name-complex="Times New Roman2" style:font-size-complex="16pt" style:language-complex="ar" style:country-complex="SA"/>
    </style:style>
    <style:style style:name="P30" style:family="paragraph" style:parent-style-name="Heading_20_1">
      <style:text-properties officeooo:paragraph-rsid="000046e4"/>
    </style:style>
    <style:style style:name="P31" style:family="paragraph" style:parent-style-name="Heading_20_1">
      <style:paragraph-properties fo:line-height="150%"/>
      <style:text-properties officeooo:paragraph-rsid="000046e4"/>
    </style:style>
    <style:style style:name="P32" style:family="paragraph" style:parent-style-name="Heading_20_1">
      <style:paragraph-properties fo:line-height="150%"/>
      <style:text-properties officeooo:rsid="000ef72e" officeooo:paragraph-rsid="000046e4"/>
    </style:style>
    <style:style style:name="P33" style:family="paragraph" style:parent-style-name="Heading_20_1">
      <style:paragraph-properties fo:line-height="150%"/>
      <style:text-properties style:font-name="Times New Roman" officeooo:rsid="000ef72e" officeooo:paragraph-rsid="000046e4"/>
    </style:style>
    <style:style style:name="T1" style:family="text">
      <style:text-properties officeooo:rsid="0009f7e3"/>
    </style:style>
    <style:style style:name="T2" style:family="text">
      <style:text-properties officeooo:rsid="000c0a06"/>
    </style:style>
    <style:style style:name="T3" style:family="text">
      <style:text-properties fo:font-weight="bold" officeooo:rsid="0005e099" style:font-weight-asian="bold"/>
    </style:style>
    <style:style style:name="T4" style:family="text">
      <style:text-properties fo:font-weight="bold" officeooo:rsid="000d9fe5" style:font-weight-asian="bold"/>
    </style:style>
    <style:style style:name="T5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6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0fb861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9" style:family="text">
      <style:text-properties officeooo:rsid="000860bf"/>
    </style:style>
    <style:style style:name="T10" style:family="text">
      <style:text-properties officeooo:rsid="000ef72e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3pt" style:font-size-asian="13pt" style:language-asian="ru" style:country-asian="RU" style:font-size-complex="13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2aee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0320b5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34ffd" style:font-size-asian="14pt" style:font-weight-asian="normal" style:font-size-complex="14pt" style:font-weight-complex="normal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italic" fo:font-weight="normal" style:font-size-asian="14pt" style:font-weight-asian="normal" style:font-size-complex="14pt" style:font-weight-complex="normal"/>
    </style:style>
    <style:style style:name="T19" style:family="text">
      <style:text-properties officeooo:rsid="00157b56"/>
    </style:style>
    <style:style style:name="T20" style:family="text">
      <style:text-properties officeooo:rsid="000046e4"/>
    </style:style>
    <style:style style:name="T21" style:family="text">
      <style:text-properties style:language-asian="ru" style:country-asian="RU"/>
    </style:style>
    <style:style style:name="T22" style:family="text">
      <style:text-properties fo:language="en" fo:country="US" style:language-asian="ru" style:country-asian="RU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034ffd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02aee2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0320b5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044c3d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04da14" style:font-size-asian="14pt" style:font-weight-asian="normal" style:font-size-complex="14pt" style:font-weight-complex="normal"/>
    </style:style>
    <style:style style:name="T31" style:family="text">
      <style:text-properties style:font-name="Times New Roman" officeooo:rsid="000ef72e"/>
    </style:style>
    <style:style style:name="T32" style:family="text">
      <style:text-properties style:font-name="Times New Roman" officeooo:rsid="00074038"/>
    </style:style>
    <style:style style:name="T33" style:family="text">
      <style:text-properties style:font-name="Times New Roman" officeooo:rsid="0008d988"/>
    </style:style>
    <style:style style:name="T34" style:family="text">
      <style:text-properties style:font-name="Times New Roman" officeooo:rsid="00095b69"/>
    </style:style>
    <style:style style:name="T35" style:family="text">
      <style:text-properties style:font-name="Times New Roman" officeooo:rsid="000a37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2"/>
      <text:p text:style-name="P3"><text:span text:style-name="T1">Ф</text:span>акультет: «Информационные технологии и прикладная математика»</text:p>
      <text:p text:style-name="P6">Кафедра: 806 «Вычислительная математика и программирование»</text:p>
      <text:p text:style-name="P7"/>
      <text:p text:style-name="P9">Лаб<text:span text:style-name="T2">о</text:span>р<text:span text:style-name="T2">а</text:span>торная работа № <text:span text:style-name="T20">5</text:span> по курсу </text:p>
      <text:p text:style-name="P10"><text:span text:style-name="T3">по курсу «</text:span><text:span text:style-name="T4">Операционные системы</text:span><text:span text:style-name="T3">»</text:span></text:p>
      <text:p text:style-name="P8"/>
      <text:p text:style-name="P8"/>
      <text:p text:style-name="P4"><text:span text:style-name="T6"><text:tab/><text:tab/><text:tab/><text:tab/><text:tab/><text:tab/>Г</text:span><text:span text:style-name="T5">руппа: M8o-</text:span><text:span text:style-name="T7">2</text:span><text:span text:style-name="T5">07Б-</text:span><text:span text:style-name="T8">18</text:span></text:p>
      <text:p text:style-name="P11">Студент:</text:p>
      <text:p text:style-name="P12">Токарев Никита Станиславович</text:p>
      <text:p text:style-name="P11">Преподаватель:</text:p>
      <text:p text:style-name="P5"><text:tab/><text:tab/><text:tab/><text:tab/><text:tab/><text:tab/>Миронов Евгений Сергеевич</text:p>
      <text:p text:style-name="P11">Оценка:</text:p>
      <text:p text:style-name="P11">Дата:</text:p>
      <text:p text:style-name="P13">Москва,201<text:span text:style-name="T9">9</text:span></text:p>
      <text:p text:style-name="P13"/>
      <text:p text:style-name="P13"/>
      <text:p text:style-name="P14"/>
      <text:h text:style-name="P30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_Toc1657_3709866927" text:style-name="Index_20_Link" text:visited-style-name="Index_20_Link">1.Постановка задачи<text:tab/>3</text:a></text:p>
          <text:p text:style-name="P25"><text:a xlink:type="simple" xlink:href="#__RefHeading___Toc1659_3709866927" text:style-name="Index_20_Link" text:visited-style-name="Index_20_Link">2.Структура программы<text:tab/>3</text:a></text:p>
          <text:p text:style-name="P25"><text:a xlink:type="simple" xlink:href="#__RefHeading___Toc1661_3709866927" text:style-name="Index_20_Link" text:visited-style-name="Index_20_Link">3.Описание программы<text:tab/>3</text:a></text:p>
          <text:p text:style-name="P25"><text:a xlink:type="simple" xlink:href="#__RefHeading___Toc1663_3709866927" text:style-name="Index_20_Link" text:visited-style-name="Index_20_Link">4.Листинг программы<text:tab/>5</text:a></text:p>
          <text:p text:style-name="P25"><text:a xlink:type="simple" xlink:href="#__RefHeading___Toc1665_3709866927" text:style-name="Index_20_Link" text:visited-style-name="Index_20_Link">5.Результат работы<text:tab/>7</text:a></text:p>
          <text:p text:style-name="P25"><text:a xlink:type="simple" xlink:href="#__RefHeading___Toc1667_3709866927" text:style-name="Index_20_Link" text:visited-style-name="Index_20_Link">6.Вывод<text:tab/>10</text:a></text:p>
        </text:index-body>
      </text:table-of-content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p text:style-name="P22"/>
      <text:p text:style-name="P22"/>
      <text:p text:style-name="P22"/>
      <text:p text:style-name="P22"/>
      <text:h text:style-name="P30" text:outline-level="1"/>
      <text:p text:style-name="P22"/>
      <text:h text:style-name="P31" text:outline-level="1"><text:soft-page-break/></text:h>
      <text:h text:style-name="P31" text:outline-level="1"><text:bookmark-start text:name="__RefHeading___Toc1657_3709866927"/><text:span text:style-name="T10">1.</text:span>Постановка задачи<text:bookmark-end text:name="__RefHeading___Toc1657_3709866927"/></text:h>
      <text:p text:style-name="Text_20_body"><text:span text:style-name="T11"><text:tab/></text:span><text:span text:style-name="T12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xml:id="list2824997657" text:style-name="WWNum37">
        <text:list-item>
          <text:p text:style-name="P26"><text:span text:style-name="T21">Во время компиляции (на этапе «линковки»/</text:span><text:span text:style-name="T22">linking</text:span><text:span text:style-name="T21">)</text:span></text:p>
        </text:list-item>
        <text:list-item>
          <text:p text:style-name="P26">Во время исполнения программы, подгрузив библиотеку в память с помощью системных вызовов</text:p>
        </text:list-item>
      </text:list>
      <text:p text:style-name="P17">В конечном итоге, программа должна состоять из следующих частей:</text:p>
      <text:list xml:id="list3390508413" text:style-name="WWNum38">
        <text:list-item>
          <text:p text:style-name="P27">Динамическая библиотека, реализующая заданных вариантом интерфейс;</text:p>
        </text:list-item>
        <text:list-item>
          <text:p text:style-name="P27">Тестовая программа, которая используют библиотеку, используя знания полученные на этапе компиляции;</text:p>
        </text:list-item>
        <text:list-item>
          <text:p text:style-name="P27">Тестовая программа, которая использует библиотеку, используя только местоположение динамической библиотеки и ее интерфейс.</text:p>
        </text:list-item>
      </text:list>
      <text:p text:style-name="P1">Вариант 3: Дек,int</text:p>
      <text:h text:style-name="P32" text:outline-level="1"><text:bookmark-start text:name="__RefHeading___Toc1659_3709866927"/>2.Структура программы<text:bookmark-end text:name="__RefHeading___Toc1659_3709866927"/></text:h>
      <text:p text:style-name="P15">В данной работе в моя программа состоит из двух файлов:</text:p>
      <text:list xml:id="list2979274269" text:style-name="L1">
        <text:list-item>
          <text:p text:style-name="P28">maindnm.c</text:p>
        </text:list-item>
        <text:list-item>
          <text:p text:style-name="P28">Makefile</text:p>
        </text:list-item>
        <text:list-item>
          <text:p text:style-name="P28">mainstt.c</text:p>
        </text:list-item>
        <text:list-item>
          <text:p text:style-name="P28">deque.c</text:p>
        </text:list-item>
        <text:list-item>
          <text:p text:style-name="P28">deque.h</text:p>
        </text:list-item>
      </text:list>
      <text:h text:style-name="P32" text:outline-level="1"><text:bookmark-start text:name="__RefHeading___Toc1661_3709866927"/>3.Описание программы<text:bookmark-end text:name="__RefHeading___Toc1661_3709866927"/></text:h>
      <text:p text:style-name="P18"><text:span text:style-name="T13">По способу компоновки библиотеки подразделяют на </text:span><text:span text:style-name="T18">архивы</text:span><text:span text:style-name="T13"> (статические библиотеки, static libraries) и </text:span><text:span text:style-name="T24">совместно используемые</text:span><text:span text:style-name="T17"> </text:span><text:span text:style-name="T13">(динамические библиотеки, shared libraries). <text:s/></text:span><text:span text:style-name="T14">Для создания динамической в Makefile при </text:span><text:soft-page-break/><text:span text:style-name="T14">создании динамической библиотеки используется параме</text:span><text:span text:style-name="T15">тр</text:span><text:span text:style-name="T14"> -shared. Также при сборке объектного файла для нашей структуры указан параметр -fpic(позиционно независимый код) который ис</text:span><text:span text:style-name="T15">п</text:span><text:span text:style-name="T14">ользуется в динамических би</text:span><text:span text:style-name="T15">б</text:span><text:span text:style-name="T14">лиотеках. Также хотелось бы отметить что при сборке исполняемого файла </text:span></text:p>
      <text:p text:style-name="P20"><text:span text:style-name="T14">с </text:span><text:span text:style-name="T15">использованием динамической библиотеки, при динамической компоновке в Makefile стоит указать </text:span><text:span text:style-name="T27">-L. -ldeque</text:span><text:span text:style-name="T29">(для </text:span><text:span text:style-name="T30">линковщика при записи в объектный файл</text:span><text:span text:style-name="T29">)</text:span><text:span text:style-name="T28">. </text:span><text:span text:style-name="T29">Д</text:span><text:span text:style-name="T28">обавляет текущий каталог </text:span><text:span text:style-name="T26">в просматриваемый </text:span><text:span text:style-name="T30">линковщиком</text:span><text:span text:style-name="T28"> так как библиотеки располагаются в линукс либо </text:span><text:span text:style-name="T25">в каталоге /lib или /usr/lib. </text:span><text:span text:style-name="T28">-ldeque собственно название библиотеки. А соответс</text:span><text:span text:style-name="T26">т</text:span><text:span text:style-name="T28">венно </text:span><text:span text:style-name="T27">-Wl,-rpath </text:span><text:span text:style-name="T28">это параметры для </text:span><text:span text:style-name="T30">поиска во время выполнения</text:span><text:span text:style-name="T28">, благодаря которым он ищет библиотеку в текущем каталоге при создании объектного файла. Для этого используется опция компилятора -Wl,option,optargs,... Расшифровываю: передать линковщику (-Wl) опцию option с аргументами optargs. В нашем случае мы передаем линковщику опцию -rpath с аргументом . (точка, текущий каталог). Также вместо -Wl, -rpath можно исп</text:span><text:span text:style-name="T26">о</text:span><text:span text:style-name="T28">льзовать переменную окружения LD_LIBRARY_PATH. </text:span><text:span text:style-name="T26">Также хотелось бы отметить, что при реализации maindnm.c использовались системные вызовы:</text:span></text:p>
      <text:p text:style-name="P19"><text:span text:style-name="T26">При вызове </text:span><text:span text:style-name="Source_20_Text"><text:span text:style-name="T26">dlopen</text:span></text:span><text:span text:style-name="T26"> происходит автоматическое разрешение зависимостей между библиотеками. Это значит, что если некая библиотека использует другую библиотеку, функция загрузит и ее. </text:span><text:span text:style-name="Source_20_Text"><text:span text:style-name="T26">dlopen</text:span></text:span><text:span text:style-name="T26"> возвращает дескриптор, используемый для дальнейшей работы с библиотекой. Прототип функции выглядит так: </text:span><text:span text:style-name="Source_20_Text"><text:span text:style-name="T26">void *dlopen( const char *file, int mode );</text:span></text:span><text:span text:style-name="T26"> </text:span></text:p>
      <text:p text:style-name="P19"><text:span text:style-name="T26">По дескриптору с помощью функции </text:span><text:span text:style-name="Source_20_Text"><text:span text:style-name="T16">dlsym</text:span></text:span><text:span text:style-name="T26"> находятся адреса символов библиотеки. Функция принимает в качестве параметра дескриптор и строковое имя символа и возвращает искомый адрес: v</text:span><text:span text:style-name="Source_20_Text"><text:span text:style-name="T26">oid *dlsym( void *restrict handle, const char *restrict name );</text:span></text:span></text:p>
      <text:h text:style-name="P32" text:outline-level="1"><text:bookmark-start text:name="__RefHeading___Toc1663_3709866927"/><text:soft-page-break/>4.Листинг программы<text:bookmark-end text:name="__RefHeading___Toc1663_3709866927"/></text:h>
      <text:p text:style-name="P23">//<text:span text:style-name="T19">maindnm.c</text:span></text:p>
      <text:p text:style-name="P23">#include "deque.h"</text:p>
      <text:p text:style-name="P23">void help() {</text:p>
      <text:p text:style-name="P23"><text:s text:c="4"/>printf("PushBack: Press a\n");</text:p>
      <text:p text:style-name="P23"><text:s text:c="4"/>printf("PopBack: Press d\n");</text:p>
      <text:p text:style-name="P23"><text:s text:c="4"/>printf("PushFront: Press t\n");</text:p>
      <text:p text:style-name="P23"><text:s text:c="4"/>printf("PopFront: press r\n");</text:p>
      <text:p text:style-name="P23"><text:s text:c="4"/>printf("PRINT: Press p\n");</text:p>
      <text:p text:style-name="P23"><text:s text:c="4"/>printf("HELP: Press h\n");</text:p>
      <text:p text:style-name="P23"><text:s text:c="4"/>printf("SIZE: Press l\n");</text:p>
      <text:p text:style-name="P23"><text:s text:c="4"/>printf("EXIT: Press e\n");</text:p>
      <text:p text:style-name="P23">}</text:p>
      <text:p text:style-name="P23"/>
      <text:p text:style-name="P23">int main() {</text:p>
      <text:p text:style-name="P23"><text:s text:c="4"/>void *libHandle;</text:p>
      <text:p text:style-name="P23"><text:s text:c="4"/>libHandle = dlopen("libdeque.so", RTLD_LAZY);</text:p>
      <text:p text:style-name="P23"><text:s text:c="4"/>if (!libHandle) {</text:p>
      <text:p text:style-name="P23"><text:s text:c="8"/>fprintf(stderr, "%s\n", dlerror());</text:p>
      <text:p text:style-name="P23"><text:s text:c="8"/>exit(1);</text:p>
      <text:p text:style-name="P23"><text:s text:c="4"/>}</text:p>
      <text:p text:style-name="P23"><text:s text:c="4"/>dblinkedlist*(*createdblinkedlist)() = dlsym(libHandle, "createdblinkedlist");</text:p>
      <text:p text:style-name="P23"><text:s text:c="4"/>void(*Delete_dblinkedlist)(dblinkedlist **l) = dlsym(libHandle, "Delete_dblinkedlist");</text:p>
      <text:p text:style-name="P23"><text:s text:c="4"/>void(*Printdblinkedlist)(dblinkedlist *list) = dlsym(libHandle, "Printdblinkedlist");</text:p>
      <text:p text:style-name="P23"><text:s text:c="4"/>void(*PushBack)(dblinkedlist *list, int value) = dlsym(libHandle, "PushBack");</text:p>
      <text:p text:style-name="P23"><text:s text:c="4"/>Node*(*PopBack)(dblinkedlist *l) = dlsym(libHandle, "PopBack");</text:p>
      <text:p text:style-name="P23"><text:s text:c="4"/>void(*PushFront)(dblinkedlist *l, int data) = dlsym(libHandle, "PushFront");</text:p>
      <text:p text:style-name="P23"><text:s text:c="4"/>Node*(*PopFront)(dblinkedlist *l) = dlsym(libHandle, "PopFront");</text:p>
      <text:p text:style-name="P23"><text:s text:c="4"/>dblinkedlist *l = (*createdblinkedlist)();</text:p>
      <text:p text:style-name="P23"><text:s text:c="4"/>char c;</text:p>
      <text:p text:style-name="P23"><text:s text:c="4"/>int a;</text:p>
      <text:p text:style-name="P23"><text:s text:c="4"/>help();</text:p>
      <text:p text:style-name="P23"><text:s text:c="4"/>while (true) {</text:p>
      <text:p text:style-name="P23"><text:soft-page-break/><text:s text:c="8"/>scanf("%c", &amp;c);</text:p>
      <text:p text:style-name="P23"><text:s text:c="8"/>switch (c) {</text:p>
      <text:p text:style-name="P23"><text:s text:c="12"/>case 'a':</text:p>
      <text:p text:style-name="P23"><text:s text:c="16"/>printf("Your element\n");</text:p>
      <text:p text:style-name="P23"><text:s text:c="16"/>scanf("%d", &amp;a);</text:p>
      <text:p text:style-name="P23"><text:s text:c="16"/>(*PushBack)(l, a); <text:s text:c="3"/></text:p>
      <text:p text:style-name="P23"><text:s text:c="12"/>break;</text:p>
      <text:p text:style-name="P23"><text:s text:c="12"/>case 'd':</text:p>
      <text:p text:style-name="P23"><text:s text:c="16"/>(*PopBack)(l);</text:p>
      <text:p text:style-name="P23"><text:s text:c="12"/>break;</text:p>
      <text:p text:style-name="P23"><text:s text:c="12"/>case 't':</text:p>
      <text:p text:style-name="P23"><text:s text:c="16"/>printf("Your element\n");</text:p>
      <text:p text:style-name="P23"><text:s text:c="16"/>scanf("%d", &amp;a);</text:p>
      <text:p text:style-name="P23"><text:s text:c="16"/>(*PushFront)(l,a); </text:p>
      <text:p text:style-name="P23"><text:s text:c="12"/>break;</text:p>
      <text:p text:style-name="P23"><text:s text:c="12"/>case 'e':</text:p>
      <text:p text:style-name="P23"><text:s text:c="16"/>(*Delete_dblinkedlist)(&amp;l);</text:p>
      <text:p text:style-name="P23"><text:s text:c="16"/>dlclose(libHandle);</text:p>
      <text:p text:style-name="P23"><text:s text:c="16"/>return 0;</text:p>
      <text:p text:style-name="P23"><text:s text:c="12"/>break;</text:p>
      <text:p text:style-name="P23"><text:s text:c="12"/>case 'h':</text:p>
      <text:p text:style-name="P23"><text:s text:c="16"/>help();</text:p>
      <text:p text:style-name="P23"><text:s text:c="12"/>break;</text:p>
      <text:p text:style-name="P23"><text:s text:c="12"/>case 'p':</text:p>
      <text:p text:style-name="P23"><text:s text:c="16"/>(*Printdblinkedlist)(l);</text:p>
      <text:p text:style-name="P23"><text:s text:c="12"/>break;</text:p>
      <text:p text:style-name="P23"><text:s text:c="12"/>case 'l':</text:p>
      <text:p text:style-name="P23"><text:s text:c="16"/>printf("size:%lu\n",l-&gt;size);</text:p>
      <text:p text:style-name="P23"><text:s text:c="12"/>break;</text:p>
      <text:p text:style-name="P23"><text:s text:c="12"/>case 'r':</text:p>
      <text:p text:style-name="P23"><text:s text:c="16"/>(*PopFront)(l);</text:p>
      <text:p text:style-name="P23"><text:s text:c="12"/>break;</text:p>
      <text:p text:style-name="P23"><text:s text:c="8"/>}</text:p>
      <text:p text:style-name="P23"><text:s text:c="4"/>}</text:p>
      <text:p text:style-name="P23"><text:soft-page-break/><text:s text:c="4"/>return 0;</text:p>
      <text:p text:style-name="P23">}</text:p>
      <text:p text:style-name="P16">//Makefile</text:p>
      <text:p text:style-name="P16">CC = gcc</text:p>
      <text:p text:style-name="P16">FLAGS = -g -Wall -Werror -Wextra</text:p>
      <text:p text:style-name="P16"/>
      <text:p text:style-name="P16">all: stt dnm</text:p>
      <text:p text:style-name="P16"/>
      <text:p text:style-name="P16">stt: mainstt.o libdeque.so </text:p>
      <text:p text:style-name="P16"><text:tab/>$(CC) $(FLAGS) -o stt mainstt.o -L. -ldeque -Wl,-rpath,.</text:p>
      <text:p text:style-name="P16"/>
      <text:p text:style-name="P16">dnm: maindnm.o libdeque.so</text:p>
      <text:p text:style-name="P16"><text:tab/>$(CC) $(FLAGS) -rdynamic -o dnm maindnm.o -ldl -Wl,-rpath,.</text:p>
      <text:p text:style-name="P16"/>
      <text:p text:style-name="P16">mainstt.o: mainstt.c </text:p>
      <text:p text:style-name="P16"><text:tab/>$(CC) -c $(FLAGS) mainstt.c</text:p>
      <text:p text:style-name="P16"/>
      <text:p text:style-name="P16">maindnm.o: maindnm.c </text:p>
      <text:p text:style-name="P16"><text:tab/>$(CC) -c $(FLAGS) maindnm.c<text:tab/></text:p>
      <text:p text:style-name="P16"/>
      <text:p text:style-name="P16">libdeque.so: deque.o</text:p>
      <text:p text:style-name="P16"><text:tab/>$(CC) $(FLAGS) -shared -o libdeque.so deque.o</text:p>
      <text:p text:style-name="P16"/>
      <text:p text:style-name="P16">deque.o: deque.c</text:p>
      <text:p text:style-name="P16"><text:tab/>$(CC) -c -fPIC $(FLAGS) deque.c</text:p>
      <text:p text:style-name="P16"/>
      <text:p text:style-name="P16">clean:</text:p>
      <text:p text:style-name="P16"><text:tab/>rm *.o stt dnm *.so</text:p>
      <text:h text:style-name="P32" text:outline-level="1"><text:bookmark-start text:name="__RefHeading___Toc1665_3709866927"/>5.Результат работы<text:bookmark-end text:name="__RefHeading___Toc1665_3709866927"/></text:h>
      <text:p text:style-name="P21">nikita@nikita-HP:~/oc/lr5v3$ make</text:p>
      <text:p text:style-name="P21">gcc -c -g -Wall -Werror -Wextra mainstt.c</text:p>
      <text:p text:style-name="P21">gcc -c -fPIC -g -Wall -Werror -Wextra deque.c</text:p>
      <text:p text:style-name="P21"><text:soft-page-break/>gcc -g -Wall -Werror -Wextra -shared -o libdeque.so deque.o</text:p>
      <text:p text:style-name="P21">gcc -g -Wall -Werror -Wextra -o stt mainstt.o -L. -ldeque -Wl,-rpath,.</text:p>
      <text:p text:style-name="P21">gcc -c -g -Wall -Werror -Wextra maindnm.c<text:tab/></text:p>
      <text:p text:style-name="P21">gcc -g -Wall -Werror -Wextra -rdynamic -o dnm maindnm.o -ldl -Wl,-rpath,.</text:p>
      <text:p text:style-name="P21">nikita@nikita-HP:~/oc/lr5v3$ ./stt</text:p>
      <text:p text:style-name="P21">PushBack: Press a</text:p>
      <text:p text:style-name="P21">PopBack: Press d</text:p>
      <text:p text:style-name="P21">PushFront: Press t</text:p>
      <text:p text:style-name="P21">PopFront: press r</text:p>
      <text:p text:style-name="P21">PRINT: Press p</text:p>
      <text:p text:style-name="P21">HELP: Press h</text:p>
      <text:p text:style-name="P21">SIZE: Press l</text:p>
      <text:p text:style-name="P21">EXIT: Press e</text:p>
      <text:p text:style-name="P21">a</text:p>
      <text:p text:style-name="P21">Your element</text:p>
      <text:p text:style-name="P21">3</text:p>
      <text:p text:style-name="P21">p</text:p>
      <text:p text:style-name="P21">null &lt;-&gt; 3 <text:s/>&lt;-&gt; null</text:p>
      <text:p text:style-name="P21">a</text:p>
      <text:p text:style-name="P21">Your element</text:p>
      <text:p text:style-name="P21">6</text:p>
      <text:p text:style-name="P21">p</text:p>
      <text:p text:style-name="P21">null &lt;-&gt; 3 <text:s/>&lt;-&gt; 6 <text:s/>&lt;-&gt; null</text:p>
      <text:p text:style-name="P21">t</text:p>
      <text:p text:style-name="P21">Your element</text:p>
      <text:p text:style-name="P21">9</text:p>
      <text:p text:style-name="P21">p</text:p>
      <text:p text:style-name="P21">null &lt;-&gt; 9 <text:s/>&lt;-&gt; 3 <text:s/>&lt;-&gt; 6 <text:s/>&lt;-&gt; null</text:p>
      <text:p text:style-name="P21">r</text:p>
      <text:p text:style-name="P21">d</text:p>
      <text:p text:style-name="P21">d</text:p>
      <text:p text:style-name="P21">p</text:p>
      <text:p text:style-name="P21">List is empty</text:p>
      <text:p text:style-name="P21">t</text:p>
      <text:p text:style-name="P21"><text:soft-page-break/>Your element</text:p>
      <text:p text:style-name="P21">4</text:p>
      <text:p text:style-name="P21">p</text:p>
      <text:p text:style-name="P21">null &lt;-&gt; 4 <text:s/>&lt;-&gt; null</text:p>
      <text:p text:style-name="P21">t</text:p>
      <text:p text:style-name="P21">Your element</text:p>
      <text:p text:style-name="P21">4</text:p>
      <text:p text:style-name="P21">e</text:p>
      <text:p text:style-name="P21">nikita@nikita-HP:~/oc/lr5v3$ ./dnm</text:p>
      <text:p text:style-name="P21">PushBack: Press a</text:p>
      <text:p text:style-name="P21">PopBack: Press d</text:p>
      <text:p text:style-name="P21">PushFront: Press t</text:p>
      <text:p text:style-name="P21">PopFront: press r</text:p>
      <text:p text:style-name="P21">PRINT: Press p</text:p>
      <text:p text:style-name="P21">HELP: Press h</text:p>
      <text:p text:style-name="P21">SIZE: Press l</text:p>
      <text:p text:style-name="P21">EXIT: Press e</text:p>
      <text:p text:style-name="P21">a</text:p>
      <text:p text:style-name="P21">Your element</text:p>
      <text:p text:style-name="P21">3</text:p>
      <text:p text:style-name="P21">a</text:p>
      <text:p text:style-name="P21">Your element</text:p>
      <text:p text:style-name="P21">4</text:p>
      <text:p text:style-name="P21">a</text:p>
      <text:p text:style-name="P21">Your element</text:p>
      <text:p text:style-name="P21">5</text:p>
      <text:p text:style-name="P21">p</text:p>
      <text:p text:style-name="P21">null &lt;-&gt; 3 <text:s/>&lt;-&gt; 4 <text:s/>&lt;-&gt; 5 <text:s/>&lt;-&gt; null</text:p>
      <text:p text:style-name="P21">t</text:p>
      <text:p text:style-name="P21">Your element</text:p>
      <text:p text:style-name="P21">2</text:p>
      <text:p text:style-name="P21">t</text:p>
      <text:p text:style-name="P21">Your element</text:p>
      <text:p text:style-name="P21">1</text:p>
      <text:p text:style-name="P21"><text:soft-page-break/>p</text:p>
      <text:p text:style-name="P21">null &lt;-&gt; 1 <text:s/>&lt;-&gt; 2 <text:s/>&lt;-&gt; 3 <text:s/>&lt;-&gt; 4 <text:s/>&lt;-&gt; 5 <text:s/>&lt;-&gt; null</text:p>
      <text:p text:style-name="P21">r</text:p>
      <text:p text:style-name="P21">p</text:p>
      <text:p text:style-name="P21">null &lt;-&gt; 2 <text:s/>&lt;-&gt; 3 <text:s/>&lt;-&gt; 4 <text:s/>&lt;-&gt; 5 <text:s/>&lt;-&gt; null</text:p>
      <text:p text:style-name="P21">r</text:p>
      <text:p text:style-name="P21">p</text:p>
      <text:p text:style-name="P21">null &lt;-&gt; 3 <text:s/>&lt;-&gt; 4 <text:s/>&lt;-&gt; 5 <text:s/>&lt;-&gt; null</text:p>
      <text:p text:style-name="P21">e</text:p>
      <text:h text:style-name="P33" text:outline-level="1"/>
      <text:h text:style-name="P33" text:outline-level="1"/>
      <text:h text:style-name="P33" text:outline-level="1"><text:bookmark-start text:name="__RefHeading___Toc1667_3709866927"/>6.Вывод<text:bookmark-end text:name="__RefHeading___Toc1667_3709866927"/></text:h>
      <text:p text:style-name="P24"><text:span text:style-name="T31">В </text:span><text:span text:style-name="T23">чем же отличие подключения динамической библиотеки на стадии линковки и во время исполнения? На стадии линковки адреса данных функций подгружаются в объектный файл </text:span><text:span text:style-name="T32">и при запуске программы мы </text:span><text:span text:style-name="T33">вызываем данные функции</text:span><text:span text:style-name="T23">, если же во время исполнения то мы вручную с помощью системных вызовов dlopen и тд. Получаем </text:span><text:span text:style-name="T33">и определяем</text:span><text:span text:style-name="T23"> адреса во время исполнения программы. </text:span><text:span text:style-name="T33">Основными плюсами использования динамических библиотек является экономия памяти и возможность использования данной библиотеки несколькими программами и соответственно при изменении в библиотеке чего-либо в этих программах эти изменения будут отображены. </text:span><text:span text:style-name="T34">Экономия памяти происходит за счет того, что в </text:span><text:span text:style-name="T35">исполняемый файл</text:span><text:span text:style-name="T34"> подгружаются адреса на наши функции в динамической библиотеке. </text:span><text:span text:style-name="T3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3:09:44.133847367</meta:creation-date>
    <dc:date>2019-12-20T12:48:16.212943708</dc:date>
    <meta:editing-duration>PT18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0" meta:paragraph-count="212" meta:word-count="979" meta:character-count="7736" meta:non-whitespace-character-count="6358"/>
  </office:meta>
</office:document-meta>
</file>